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mark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" style:family="paragraph" style:parent-style-name="Standard" style:list-style-name="L1">
      <style:paragraph-properties fo:margin-left="0.0252in" fo:margin-right="0in" fo:text-indent="0.0126in" style:auto-text-indent="false">
        <style:tab-stops/>
      </style:paragraph-properties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 style:list-style-name="L1">
      <style:paragraph-properties fo:margin-left="0in" fo:margin-right="0in" fo:text-indent="-0.25in" style:auto-text-indent="false">
        <style:tab-stops/>
      </style:paragraph-properties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8.4 </text:span><text:tab/><text:span text:style-name="T2">НД ТЗІ 2.5-004-99</text:span></text:p>
      <text:list xml:id="list7451263121" text:style-name="L1">
        <text:list-item>
          <text:p text:style-name="P2">Критерії конфіденційності</text:p>
          <text:list>
            <text:list-item>
              <text:p text:style-name="P3">Довірча конфіденційність (КД-1-4) - користувач керує потоками інформації від його захищених об'єктів, до інших користувачів</text:p>
            </text:list-item>
            <text:list-item>
              <text:p text:style-name="P3">Адміністративна конфіденційність (КА-1-4) – адміністратор керує потоками інформації від захищених об'єктів до користувачів </text:p>
            </text:list-item>
            <text:list-item>
              <text:p text:style-name="P3">Повторне використання об'єктів (КО-1) - гарантує, що коли розділюваний об'єкт виділяється новому користувачу, він не містить інформації, яка залишилась від попереднього користувача або процесу </text:p>
            </text:list-item>
            <text:list-item>
              <text:p text:style-name="P3">Аналіз прихованих каналів (КК-1-3)</text:p>
            </text:list-item>
            <text:list-item>
              <text:p text:style-name="P3">Конфіденційність при обміні (КВ-1-4) - захист від ознайомлення під час передавання через незахищене середовище.</text:p>
            </text:list-item>
          </text:list>
        </text:list-item>
        <text:list-item>
          <text:p text:style-name="P2">Критерії цілісності</text:p>
          <text:list>
            <text:list-item>
              <text:p text:style-name="P3">Довірча цілісність (ЦД-1-4) - користувач керує потоками інформації від інших користувачів до об'єктів, що належать його домену.</text:p>
            </text:list-item>
            <text:list-item>
              <text:p text:style-name="P3">Адміністративна цілісність (ЦА-1-4) - адміністратор керує потоками інформації від користувачів до захищених об'єктів.</text:p>
            </text:list-item>
            <text:list-item>
              <text:p text:style-name="P3">Відкат (ЦО-1...2) - можливість відмінити операцію або їх послідовність і повернути (відкотити) захищений об'єкт до попереднього стану.</text:p>
            </text:list-item>
            <text:list-item>
              <text:p text:style-name="P3">Цілісність при обміні (ЦВ-1-3) - захист від модифікації при обміні</text:p>
            </text:list-item>
          </text:list>
        </text:list-item>
        <text:list-item>
          <text:p text:style-name="P2">Критерії доступності</text:p>
          <text:list>
            <text:list-item>
              <text:p text:style-name="P3">Використання ресурсів (ДР-1-3) - забезпечує керування використанням користувачами послуг і ресурсів </text:p>
            </text:list-item>
            <text:list-item>
              <text:p text:style-name="P3">Стійкість до відмов (ДС-1-3) - гарантує доступність КС після відмови її компонента </text:p>
            </text:list-item>
            <text:list-item>
              <text:p text:style-name="P3">Гаряча заміна (ДЗ-1-3) - доступність КС в процесі заміни компонентів </text:p>
            </text:list-item>
            <text:list-item>
              <text:p text:style-name="P3">Відновлення після збоїв (ДВ-1-3)- повернення КС захищений стан</text:p>
            </text:list-item>
          </text:list>
        </text:list-item>
        <text:list-item>
          <text:p text:style-name="P2">Критерії спостережності</text:p>
          <text:list>
            <text:list-item>
              <text:p text:style-name="P3">Реєстрація (НР-1-5) - реєстрація і аналізу подій, що відносятся до безпеки </text:p>
            </text:list-item>
            <text:list-item>
              <text:p text:style-name="P3">Ідентифікація й автентифікація (НИ-1-3)</text:p>
            </text:list-item>
            <text:list-item>
              <text:p text:style-name="P3">Достовірний канал (НК-1-2) - дозволяє гарантувати користувачу можливість безпосередньої взаємодії з КЗЗ </text:p>
            </text:list-item>
            <text:list-item>
              <text:p text:style-name="P3">Розподіл обов'язків (НО-1-3) - зменшує потенційні збитки від навмисних або помилкових дій користувача і обмежити авторитарність керування </text:p>
            </text:list-item>
            <text:list-item>
              <text:p text:style-name="P3">Цілісність комплексу засобів захисту (НЦ-1-3) - визначає міру здатності КЗЗ захищати себе і гарантувати свою спроможність керувати захищеними об'єктами</text:p>
            </text:list-item>
            <text:list-item>
              <text:p text:style-name="P3">Самотестування (НТ-1-3) - дозволяє КЗЗ перевірити і на підставі цього гарантувати правильність функціонування і цілісність певної множини функцій КС </text:p>
            </text:list-item>
            <text:list-item>
              <text:p text:style-name="P3">Ідентифікація й автентифікація при обміні (НВ-1-3) - один КЗЗ ідентифікує інший КЗЗ і забезпечує іншому КЗЗ можливість ідентифікувати перший, перш ніж почати взаємодію </text:p>
            </text:list-item>
            <text:list-item>
              <text:p text:style-name="P3">Автентифікація відправника (НА-1-2) - захист від відмови від авторства</text:p>
            </text:list-item>
            <text:list-item>
              <text:p text:style-name="P3">Автентифікація одержувача (НП-1-2) - захист від відмови від одержання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02</meta:generator>
    <dc:date>2015-07-10T13:52:52</dc:date>
    <dc:creator>axel </dc:creator>
    <meta:editing-duration>P0D</meta:editing-duration>
    <meta:editing-cycles>6</meta:editing-cycles>
    <meta:document-statistic meta:table-count="0" meta:image-count="0" meta:object-count="0" meta:page-count="1" meta:paragraph-count="27" meta:word-count="329" meta:character-count="2440" meta:non-whitespace-character-count="2153"/>
  </office:meta>
</office:document-meta>
</file>